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1afc" officeooo:paragraph-rsid="00001afc" style:font-weight-asian="bold" style:font-weight-complex="bold"/>
    </style:style>
    <style:style style:name="P2" style:family="paragraph" style:parent-style-name="Standard">
      <style:text-properties fo:font-weight="bold" officeooo:rsid="00011a69" officeooo:paragraph-rsid="00011a69" style:font-weight-asian="bold" style:font-weight-complex="bold"/>
    </style:style>
    <style:style style:name="P3" style:family="paragraph" style:parent-style-name="Standard">
      <style:text-properties fo:font-weight="bold" officeooo:rsid="0002e784" officeooo:paragraph-rsid="0002e784" style:font-weight-asian="bold" style:font-weight-complex="bold"/>
    </style:style>
    <style:style style:name="P4" style:family="paragraph" style:parent-style-name="Standard">
      <style:text-properties fo:font-weight="normal" officeooo:rsid="00011a69" officeooo:paragraph-rsid="00011a69" style:font-weight-asian="normal" style:font-weight-complex="normal"/>
    </style:style>
    <style:style style:name="P5" style:family="paragraph" style:parent-style-name="Standard">
      <style:text-properties fo:font-weight="normal" officeooo:rsid="0002e784" officeooo:paragraph-rsid="0002e784" style:font-weight-asian="normal" style:font-weight-complex="normal"/>
    </style:style>
    <style:style style:name="T1" style:family="text">
      <style:text-properties officeooo:rsid="00011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w metabol<text:span text:style-name="T1">ism</text:span></text:p>
      <text:p text:style-name="Standard">Blessing for those whom doesn't want to eat everyday, curse for those who desire to lose weight.</text:p>
      <text:p text:style-name="P2">Gluttony</text:p>
      <text:p text:style-name="P4">Curse of gluttony; boosts your recovery at the cost of your fat, forcing you to always keep your hunger in check.</text:p>
      <text:p text:style-name="P4"/>
      <text:p text:style-name="P3">Essence shaper</text:p>
      <text:p text:style-name="P5">Allows you to shape the essence within others, either by transmuting their own essence, injecting your own bo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1-07T16:15:55.178000000</dc:date>
    <meta:editing-duration>PT7H4M1S</meta:editing-duration>
    <meta:editing-cycles>3</meta:editing-cycles>
    <meta:document-statistic meta:table-count="0" meta:image-count="0" meta:object-count="0" meta:page-count="1" meta:paragraph-count="6" meta:word-count="61" meta:character-count="357" meta:non-whitespace-character-count="302"/>
  </office:meta>
</office:document-meta>
</file>